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Dash_20_2" svg:stroke-width="0.026cm" svg:stroke-color="#333399"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2" style:family="graphic" style:parent-style-name="standard">
      <style:graphic-properties draw:stroke="solid" svg:stroke-width="0.026cm" svg:stroke-color="#000000"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3" style:family="graphic" style:parent-style-name="standard">
      <style:graphic-properties draw:stroke="solid" svg:stroke-width="0.018cm" svg:stroke-color="#000000"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5" style:family="graphic" style:parent-style-name="standard">
      <style:graphic-properties draw:stroke="solid" svg:stroke-width="0.009cm" svg:stroke-color="#80808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6" style:family="graphic" style:parent-style-name="standard">
      <style:graphic-properties draw:stroke="solid" svg:stroke-width="0.026cm" svg:stroke-color="#000000" draw:stroke-linejoin="miter" draw:fill="solid" draw:fill-color="#fffbf0" draw:textarea-horizontal-align="justify" draw:textarea-vertical-align="middle" draw:auto-grow-height="false" fo:padding-top="0.102cm" fo:padding-bottom="0.102cm" fo:padding-left="0.203cm" fo:padding-right="0.203cm" fo:wrap-option="wrap" draw:shadow="hidden" draw:shadow-color="#808080"/>
    </style:style>
    <style:style style:name="gr7" style:family="graphic" style:parent-style-name="standard">
      <style:graphic-properties draw:stroke="none" draw:fill="solid" draw:fill-color="#ffffff" draw:textarea-horizontal-align="left" draw:textarea-vertical-align="top" draw:auto-grow-height="true" fo:padding-top="0cm" fo:padding-bottom="0cm" fo:padding-left="0cm" fo:padding-right="0cm" fo:wrap-option="no-wrap" draw:shadow="hidden" draw:shadow-color="#808080"/>
    </style:style>
    <style:style style:name="gr8" style:family="graphic" style:parent-style-name="standard">
      <style:graphic-properties draw:stroke="solid" svg:stroke-width="0.009cm" svg:stroke-color="#80808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18cm" svg:stroke-color="#000000" draw:stroke-linejoin="miter" draw:fill="solid" draw:fill-color="#333399" draw:textarea-horizontal-align="left" draw:textarea-vertical-align="middle" draw:auto-grow-height="false" fo:padding-top="0.13cm" fo:padding-bottom="0.13cm" fo:padding-left="0.25cm" fo:padding-right="0.25cm" fo:wrap-option="wrap" draw:shadow="hidden" draw:shadow-color="#808080"/>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solid" svg:stroke-width="0.018cm" svg:stroke-color="#000000" draw:stroke-linejoin="miter" draw:fill="none" draw:fill-color="#bbe0e3" draw:textarea-horizontal-align="left"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graphic-properties draw:stroke="none" draw:fill="none" draw:fill-color="#bbe0e3" draw:textarea-horizontal-align="left" draw:textarea-vertical-align="top" draw:auto-grow-height="true" fo:min-height="0.363cm" fo:padding-top="0.041cm" fo:padding-bottom="0.041cm" fo:padding-left="0.041cm" fo:padding-right="0.041cm" fo:wrap-option="no-wrap" draw:shadow="hidden" draw:shadow-color="#808080"/>
    </style:style>
    <style:style style:name="gr14" style:family="graphic">
      <style:graphic-properties style:protect="size"/>
    </style:style>
    <style:style style:name="gr15" style:family="graphic" style:parent-style-name="standard">
      <style:graphic-properties draw:stroke="none" draw:fill="none" draw:fill-color="#bbe0e3" draw:textarea-horizontal-align="justify" draw:textarea-vertical-align="top" draw:auto-grow-height="true" fo:padding-top="0cm" fo:padding-bottom="0cm" fo:padding-left="0cm" fo:padding-right="0cm" fo:wrap-option="no-wrap" draw:shadow="hidden" draw:shadow-color="#808080"/>
    </style:style>
    <style:style style:name="gr16" style:family="graphic" style:parent-style-name="standard">
      <style:graphic-properties draw:stroke="solid" svg:stroke-width="0.018cm" svg:stroke-color="#000000" draw:stroke-linejoin="miter" draw:fill="solid" draw:fill-color="#cc0000" draw:textarea-horizontal-align="left" draw:textarea-vertical-align="middle" draw:auto-grow-height="false" fo:padding-top="0.13cm" fo:padding-bottom="0.13cm" fo:padding-left="0.25cm" fo:padding-right="0.25cm" fo:wrap-option="wrap" draw:shadow="hidden" draw:shadow-color="#808080"/>
    </style:style>
    <style:style style:name="gr17" style:family="graphic" style:parent-style-name="standard">
      <style:graphic-properties draw:stroke="dash" draw:stroke-dash="Fine_20_Dashed_20__28_var_29_" svg:stroke-width="0.076cm" svg:stroke-color="#cc0000" draw:marker-start-width="0.287cm" draw:marker-end-width="0.287cm" draw:stroke-linejoin="miter" draw:fill="none" draw:fill-color="#ffffff" draw:textarea-horizontal-align="left" draw:textarea-vertical-align="middle" draw:auto-grow-height="false" fo:padding-top="0.159cm" fo:padding-bottom="0.159cm" fo:padding-left="0.279cm" fo:padding-right="0.279cm" fo:wrap-option="wrap" draw:shadow="hidden" draw:shadow-color="#808080"/>
    </style:style>
    <style:style style:name="gr18" style:family="graphic" style:parent-style-name="standard">
      <style:graphic-properties draw:stroke="dash" draw:stroke-dash="Dash_20_4" svg:stroke-width="0.014cm" svg:stroke-color="#cc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graphic-properties draw:stroke="dash" draw:stroke-dash="Fine_20_Dashed_20__28_var_29_" svg:stroke-color="#dc2300" draw:textarea-horizontal-align="center" draw:textarea-vertical-align="middle"/>
    </style:style>
    <style:style style:name="gr20" style:family="graphic" style:parent-style-name="standard">
      <style:graphic-properties draw:stroke="dash" draw:stroke-dash="Fine_20_Dashed_20__28_var_29_" svg:stroke-color="#2323dc" draw:textarea-horizontal-align="center" draw:textarea-vertical-align="middle"/>
    </style:style>
    <style:style style:name="gr21" style:family="graphic" style:parent-style-name="standard">
      <style:graphic-properties draw:stroke="dash" draw:stroke-dash="Fine_20_Dashed_20__28_var_29_" svg:stroke-width="0.051cm" svg:stroke-color="#2323dc" draw:marker-start-width="0.276cm" draw:marker-end-width="0.276cm" draw:textarea-horizontal-align="center" draw:textarea-vertical-align="middle" fo:padding-top="0.15cm" fo:padding-bottom="0.15cm" fo:padding-left="0.275cm" fo:padding-right="0.275cm"/>
    </style:style>
    <style:style style:name="gr22" style:family="graphic" style:parent-style-name="standard">
      <style:graphic-properties draw:stroke="none" draw:fill="none" draw:fill-color="#bbe0e3" draw:textarea-horizontal-align="justify" draw:textarea-vertical-align="top" draw:auto-grow-height="true" fo:min-height="0.258cm" fo:padding-top="0cm" fo:padding-bottom="0cm" fo:padding-left="0cm" fo:padding-right="0cm" fo:wrap-option="no-wrap" draw:shadow="hidden" draw:shadow-color="#808080"/>
    </style:style>
    <style:style style:name="pr1" style:family="presentation" style:parent-style-name="Default-notes">
      <style:graphic-properties draw:fill-color="#ffffff" fo:min-height="11.43cm"/>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cm" fo:margin-right="0cm" fo:text-align="center" text:enable-numbering="false" fo:text-indent="0cm"/>
    </style:style>
    <style:style style:name="P4" style:family="paragraph">
      <style:paragraph-properties fo:margin-left="0cm" fo:margin-right="0cm" fo:margin-top="0.176cm" fo:margin-bottom="0cm" text:enable-numbering="false" fo:text-indent="0cm"/>
    </style:style>
    <style:style style:name="P5" style:family="paragraph">
      <style:paragraph-properties fo:margin-left="0cm" fo:margin-right="0cm" fo:margin-top="0.11cm" fo:margin-bottom="0cm" text:enable-numbering="false" fo:text-indent="0cm"/>
    </style:style>
    <style:style style:name="P6" style:family="paragraph">
      <style:paragraph-properties fo:margin-left="0cm" fo:margin-right="0cm" fo:text-indent="0cm"/>
      <style:text-properties fo:font-family="'Times New Roman'" style:font-pitch="variable" fo:font-size="8pt"/>
    </style:style>
    <style:style style:name="P7" style:family="paragraph">
      <style:text-properties fo:font-family="'Times New Roman'" style:font-pitch="variable" fo:font-size="9pt"/>
    </style:style>
    <style:style style:name="P8" style:family="paragraph">
      <style:paragraph-properties fo:margin-left="0cm" fo:margin-right="0cm" fo:text-indent="0cm"/>
      <style:text-properties fo:font-family="'Times New Roman'" style:font-pitch="variable" fo:font-size="9pt"/>
    </style:style>
    <style:style style:name="P9" style:family="paragraph">
      <style:text-properties fo:font-family="'Times New Roman'" style:font-pitch="variable" fo:font-size="9pt" fo:font-style="italic"/>
    </style:style>
    <style:style style:name="P10" style:family="paragraph">
      <style:paragraph-properties fo:margin-left="0cm" fo:margin-right="0cm" fo:line-height="150%" fo:text-indent="0cm"/>
      <style:text-properties fo:font-family="'Times New Roman'" style:font-pitch="variable" fo:font-size="9pt"/>
    </style:style>
    <style:style style:name="P11" style:family="paragraph">
      <style:text-properties fo:font-family="'Times New Roman'" style:font-pitch="variable" fo:font-size="10pt"/>
    </style:style>
    <style:style style:name="P12" style:family="paragraph">
      <style:paragraph-properties fo:margin-left="0cm" fo:margin-right="0cm" fo:margin-top="0.176cm" fo:margin-bottom="0cm" text:enable-numbering="false" fo:text-indent="0cm" style:writing-mode="lr-tb"/>
    </style:style>
    <style:style style:name="P13" style:family="paragraph">
      <style:paragraph-properties fo:margin-left="0cm" fo:margin-right="0cm" fo:text-indent="0cm"/>
    </style:style>
    <style:style style:name="P14" style:family="paragraph">
      <style:paragraph-properties fo:margin-left="0cm" fo:margin-right="0cm" fo:margin-top="0.11cm" fo:margin-bottom="0cm" fo:text-align="start" text:enable-numbering="false" fo:text-indent="0cm"/>
    </style:style>
    <style:style style:name="P15" style:family="paragraph">
      <style:paragraph-properties fo:text-align="start" style:writing-mode="lr-tb"/>
    </style:style>
    <style:style style:name="P16" style:family="paragraph">
      <style:paragraph-properties fo:margin-left="0cm" fo:margin-right="0cm" fo:margin-top="0.132cm" fo:margin-bottom="0cm" fo:text-align="start" text:enable-numbering="false" fo:text-indent="0cm"/>
    </style:style>
    <style:style style:name="P17" style:family="paragraph">
      <style:paragraph-properties fo:text-align="start" style:writing-mode="lr-tb"/>
      <style:text-properties fo:font-style="italic" fo:font-weight="normal"/>
    </style:style>
    <style:style style:name="P18" style:family="paragraph">
      <style:paragraph-properties fo:text-align="center"/>
    </style:style>
    <style:style style:name="P19" style:family="paragraph">
      <style:paragraph-properties fo:margin-left="0cm" fo:margin-right="0cm" fo:margin-top="0.132cm" fo:margin-bottom="0cm" fo:text-align="start" text:enable-numbering="false" fo:text-indent="0cm" style:writing-mode="lr-tb"/>
      <style:text-properties fo:font-style="italic" fo:font-weight="normal"/>
    </style:style>
    <style:style style:name="T1" style:family="text">
      <style:text-properties fo:font-size="8pt" fo:font-weight="bold" style:font-size-asian="8pt" style:font-size-complex="8pt"/>
    </style:style>
    <style:style style:name="T2" style:family="text">
      <style:text-properties style:text-position="-25% 58%" fo:font-size="8pt" fo:font-weight="bold" style:font-size-asian="8pt" style:font-size-complex="8pt"/>
    </style:style>
    <style:style style:name="T3" style:family="text">
      <style:text-properties fo:color="#333399" fo:font-size="5pt" fo:font-weight="bold" style:font-size-asian="5pt" style:font-size-complex="5pt"/>
    </style:style>
    <style:style style:name="T4" style:family="text">
      <style:text-properties fo:font-size="8pt" fo:font-style="italic"/>
    </style:style>
    <style:style style:name="T5" style:family="text">
      <style:text-properties fo:font-size="8pt"/>
    </style:style>
    <style:style style:name="T6" style:family="text">
      <style:text-properties fo:font-size="9pt" fo:font-style="italic"/>
    </style:style>
    <style:style style:name="T7" style:family="text">
      <style:text-properties style:text-position="sub 58%" fo:font-size="9pt" fo:font-style="italic"/>
    </style:style>
    <style:style style:name="T8" style:family="text">
      <style:text-properties style:text-position="0% 100%" fo:font-size="9pt" fo:font-style="italic"/>
    </style:style>
    <style:style style:name="T9" style:family="text">
      <style:text-properties fo:color="#cc0000" fo:font-size="5pt" fo:font-weight="bold" style:font-size-asian="5pt" style:font-size-complex="5pt"/>
    </style:style>
    <style:style style:name="T10" style:family="text">
      <style:text-properties fo:color="#cc0000" fo:font-size="6pt" fo:font-style="italic" fo:font-weight="normal" style:font-size-asian="6pt" style:font-size-complex="6pt"/>
    </style:style>
    <style:style style:name="T11" style:family="text">
      <style:text-properties fo:color="#333399" fo:font-size="6pt" fo:font-style="italic" fo:font-weight="normal" style:font-size-asian="6pt" style:font-size-complex="6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office:forms form:automatic-focus="false" form:apply-design-mode="false"/>
        <draw:custom-shape draw:style-name="gr1" draw:text-style-name="P1" draw:layer="layout" svg:width="3.387cm" svg:height="2.364cm" svg:x="4.061cm" svg:y="1.574cm">
          <text:p text:style-name="P13"/>
          <draw:enhanced-geometry svg:viewBox="0 0 960 672" draw:type="non-primitive" draw:enhanced-path="M 0 672 C 128 672 256 672 384 624 512 576 672 488 768 384 864 280 912 140 960 0 N"/>
        </draw:custom-shape>
        <draw:custom-shape draw:style-name="gr2" draw:text-style-name="P1" draw:id="id1" draw:layer="layout" svg:width="5.525cm" svg:height="2.977cm" svg:x="2.095cm" svg:y="0.529cm">
          <text:p text:style-name="P13"/>
          <draw:enhanced-geometry svg:viewBox="0 0 1065 460" draw:glue-points="0 0 0 0 0 0" draw:type="non-primitive" draw:enhanced-path="M 0 0 C 85 121 170 242 291 315 412 388 597 412 726 436 855 460 960 460 1065 460 N"/>
        </draw:custom-shape>
        <draw:custom-shape draw:style-name="gr2" draw:text-style-name="P1" draw:id="id4" draw:layer="layout" svg:width="1.667cm" svg:height="2.095cm" svg:x="0cm" svg:y="0.529cm">
          <text:p text:style-name="P13"/>
          <draw:enhanced-geometry svg:viewBox="0 0 484 436" draw:glue-points="484 0" draw:type="non-primitive" draw:enhanced-path="M 484 0 C 427 108 371 217 290 290 209 363 104 399 0 436 N"/>
        </draw:custom-shape>
        <draw:custom-shape draw:style-name="gr3" draw:text-style-name="P1" draw:id="id3" draw:layer="layout" svg:width="0.216cm" svg:height="2.734cm" svg:x="1.654cm" svg:y="0.542cm">
          <text:p text:style-name="P13"/>
          <draw:enhanced-geometry svg:viewBox="0 0 52 564" draw:glue-points="32 0" draw:type="non-primitive" draw:enhanced-path="M 32 0 C 31 50 31 101 34 144 37 187 50 221 51 259 52 297 46 339 38 372 30 405 10 425 5 457 0 489 3 526 7 564 N"/>
        </draw:custom-shape>
        <draw:custom-shape draw:style-name="gr3" draw:text-style-name="P1" draw:id="id2" draw:layer="layout" svg:width="0.234cm" svg:height="2.734cm" svg:x="1.852cm" svg:y="0.542cm">
          <text:p text:style-name="P13"/>
          <draw:enhanced-geometry svg:viewBox="0 0 47 555" draw:glue-points="25 0" draw:type="non-primitive" draw:enhanced-path="M 25 0 C 24 50 24 100 27 142 30 184 39 210 41 251 43 292 47 351 41 386 35 421 12 433 6 461 0 489 2 522 4 555 N"/>
        </draw:custom-shape>
        <draw:connector draw:style-name="gr4" draw:text-style-name="P2" draw:layer="layout" draw:type="line" svg:x1="2.095cm" svg:y1="0.529cm" svg:x2="1.976cm" svg:y2="0.542cm" draw:start-shape="id1" draw:start-glue-point="4" draw:end-shape="id2" draw:end-glue-point="4">
          <text:p text:style-name="P13"/>
        </draw:connector>
        <draw:connector draw:style-name="gr4" draw:text-style-name="P2" draw:layer="layout" draw:type="line" svg:x1="1.786cm" svg:y1="0.542cm" svg:x2="1.667cm" svg:y2="0.529cm" draw:start-shape="id3" draw:start-glue-point="4" draw:end-shape="id4" draw:end-glue-point="4">
          <text:p text:style-name="P13"/>
        </draw:connector>
        <draw:connector draw:style-name="gr5" draw:text-style-name="P2" draw:layer="layout" draw:type="line" svg:x1="2.095cm" svg:y1="0.529cm" svg:x2="6.592cm" svg:y2="3.162cm" draw:start-shape="id1" draw:start-glue-point="5" draw:end-shape="id5" draw:end-glue-point="0">
          <text:p text:style-name="P13"/>
        </draw:connector>
        <draw:custom-shape draw:style-name="gr6" draw:text-style-name="P1" draw:id="id5" draw:layer="layout" svg:width="0.335cm" svg:height="0.335cm" svg:x="6.425cm" svg:y="3.162cm">
          <text:p text:style-name="P3"><text:span text:style-name="T1">2</text:span></text:p>
          <draw:enhanced-geometry svg:viewBox="0 0 21600 21600" draw:type="rectangle" draw:enhanced-path="M 0 0 L 21600 0 21600 21600 0 21600 0 0 Z N"/>
        </draw:custom-shape>
        <draw:custom-shape draw:style-name="gr7" draw:text-style-name="P1" draw:layer="layout" svg:width="0.366cm" svg:height="0.363cm" svg:x="4.114cm" svg:y="1.588cm">
          <text:p text:style-name="P4"><text:span text:style-name="T1">d</text:span><text:span text:style-name="T2">2</text:span></text:p>
          <draw:enhanced-geometry svg:viewBox="0 0 21600 21600" draw:type="mso-spt202" draw:enhanced-path="M 0 0 L 21600 0 21600 21600 0 21600 0 0 Z N"/>
        </draw:custom-shape>
        <draw:custom-shape draw:style-name="gr7" draw:text-style-name="P1" draw:layer="layout" svg:width="0.309cm" svg:height="0.363cm" svg:x="6.773cm" svg:y="2.474cm">
          <text:p text:style-name="P4"><text:span text:style-name="T1">t</text:span><text:span text:style-name="T2">2</text:span></text:p>
          <draw:enhanced-geometry svg:viewBox="0 0 21600 21600" draw:type="mso-spt202" draw:enhanced-path="M 0 0 L 21600 0 21600 21600 0 21600 0 0 Z N"/>
        </draw:custom-shape>
        <draw:custom-shape draw:style-name="gr1" draw:text-style-name="P1" draw:layer="layout" svg:width="3.171cm" svg:height="1.905cm" svg:x="1.098cm" svg:y="0.212cm">
          <text:p text:style-name="P13"/>
          <draw:enhanced-geometry svg:viewBox="0 0 912 536" draw:type="non-primitive" draw:enhanced-path="M 0 480 C 72 508 144 536 240 528 336 520 488 472 576 432 664 392 712 360 768 288 824 216 868 108 912 0 N"/>
        </draw:custom-shape>
        <draw:line draw:style-name="gr8" draw:text-style-name="P2" draw:layer="layout" svg:x1="2.117cm" svg:y1="3.523cm" svg:x2="4.273cm" svg:y2="3.894cm">
          <text:p text:style-name="P13"/>
        </draw:line>
        <draw:line draw:style-name="gr8" draw:text-style-name="P2" draw:layer="layout" svg:x1="2.117cm" svg:y1="3.514cm" svg:x2="2.394cm" svg:y2="2.041cm">
          <text:p text:style-name="P13"/>
        </draw:line>
        <draw:custom-shape draw:style-name="gr6" draw:text-style-name="P1" draw:id="id6" draw:layer="layout" svg:width="0.335cm" svg:height="0.353cm" svg:x="2.999cm" svg:y="1.742cm">
          <text:p text:style-name="P3"><text:span text:style-name="T1">1</text:span></text:p>
          <draw:enhanced-geometry svg:viewBox="0 0 21600 21600" draw:type="rectangle" draw:enhanced-path="M 0 0 L 21600 0 21600 21600 0 21600 0 0 Z N"/>
        </draw:custom-shape>
        <draw:connector draw:style-name="gr5" draw:text-style-name="P2" draw:layer="layout" draw:type="line" svg:x1="2.095cm" svg:y1="0.529cm" svg:x2="3.166cm" svg:y2="1.742cm" draw:start-shape="id1" draw:start-glue-point="6" draw:end-shape="id6" draw:end-glue-point="0">
          <text:p text:style-name="P13"/>
        </draw:connector>
        <draw:custom-shape draw:style-name="gr7" draw:text-style-name="P1" draw:layer="layout" svg:width="0.366cm" svg:height="0.363cm" svg:x="2.633cm" svg:y="1.072cm">
          <text:p text:style-name="P4"><text:span text:style-name="T1">d</text:span><text:span text:style-name="T2">1</text:span></text:p>
          <draw:enhanced-geometry svg:viewBox="0 0 21600 21600" draw:type="mso-spt202" draw:enhanced-path="M 0 0 L 21600 0 21600 21600 0 21600 0 0 Z N"/>
        </draw:custom-shape>
        <draw:custom-shape draw:style-name="gr7" draw:text-style-name="P1" draw:layer="layout" svg:width="0.308cm" svg:height="0.363cm" svg:x="3.903cm" svg:y="0.648cm">
          <text:p text:style-name="P4"><text:span text:style-name="T1">t</text:span><text:span text:style-name="T2">1</text:span></text:p>
          <draw:enhanced-geometry svg:viewBox="0 0 21600 21600" draw:type="mso-spt202" draw:enhanced-path="M 0 0 L 21600 0 21600 21600 0 21600 0 0 Z N"/>
        </draw:custom-shape>
        <draw:custom-shape draw:style-name="gr9" draw:text-style-name="P1" draw:layer="layout" svg:width="0.512cm" svg:height="0.494cm" svg:x="1.618cm" svg:y="0.459cm">
          <text:p text:style-name="P13"/>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7" draw:text-style-name="P1" draw:layer="layout" svg:width="1.486cm" svg:height="0.2cm" svg:x="1.442cm" svg:y="3.373cm">
          <text:p text:style-name="P5"><text:span text:style-name="T3">Acoustic wave</text:span></text:p>
          <draw:enhanced-geometry svg:viewBox="0 0 21600 21600" draw:type="mso-spt202" draw:enhanced-path="M 0 0 L 21600 0 21600 21600 0 21600 0 0 Z N"/>
        </draw:custom-shape>
        <draw:g>
          <draw:frame draw:style-name="gr10" draw:text-style-name="P7" draw:layer="layout" svg:width="0.934cm" svg:height="0.564cm" svg:x="5.093cm" svg:y="0.49cm">
            <draw:text-box>
              <text:p text:style-name="P6"><text:span text:style-name="T4">v</text:span><text:span text:style-name="T5"> = </text:span></text:p>
            </draw:text-box>
          </draw:frame>
          <draw:frame draw:style-name="gr10" draw:text-style-name="P9" draw:layer="layout" svg:width="1.246cm" svg:height="0.707cm" svg:x="5.742cm" svg:y="0.181cm">
            <draw:text-box>
              <text:p text:style-name="P8"><text:span text:style-name="T6">d</text:span><text:span text:style-name="T7">2</text:span><text:span text:style-name="T6"> - d</text:span><text:span text:style-name="T7">1</text:span></text:p>
            </draw:text-box>
          </draw:frame>
          <draw:frame draw:style-name="gr10" draw:text-style-name="P9" draw:layer="layout" svg:width="1.112cm" svg:height="0.707cm" svg:x="5.793cm" svg:y="0.681cm">
            <draw:text-box>
              <text:p text:style-name="P10"><text:span text:style-name="T8">t</text:span><text:span text:style-name="T7">2</text:span><text:span text:style-name="T6"> - t</text:span><text:span text:style-name="T7">1</text:span></text:p>
            </draw:text-box>
          </draw:frame>
          <draw:line draw:style-name="gr11" draw:text-style-name="P11" draw:layer="layout" svg:x1="5.901cm" svg:y1="0.82cm" svg:x2="6.979cm" svg:y2="0.82cm">
            <text:p text:style-name="P13"/>
          </draw:line>
        </draw:g>
        <draw:g>
          <draw:custom-shape draw:style-name="gr12" draw:text-style-name="P1" draw:layer="layout" svg:width="0.441cm" svg:height="3.303cm" draw:transform="rotate (2.08741378538482) translate (6.83cm 0.635cm)">
            <text:p text:style-name="P13"/>
            <draw:enhanced-geometry svg:viewBox="0 0 21600 21600" draw:glue-points="0 0 0 21600 21600 10800" draw:text-areas="0 ?f9 7800 ?f10" draw:mirror-vertical="tru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12" draw:layer="layout" svg:width="1.076cm" svg:height="0.445cm" svg:x="5.013cm" svg:y="1.785cm">
            <text:p text:style-name="P4"><text:span text:style-name="T1">d</text:span><text:span text:style-name="T2">2</text:span><text:span text:style-name="T1">-d</text:span><text:span text:style-name="T2">1</text:span></text:p>
            <draw:enhanced-geometry svg:viewBox="0 0 21600 21600" draw:type="mso-spt202" draw:enhanced-path="M 0 0 L 21600 0 21600 21600 0 21600 0 0 Z N"/>
          </draw:custom-shape>
        </draw:g>
        <presentation:notes draw:style-name="dp2">
          <draw:page-thumbnail draw:style-name="gr14" draw:layer="layout" svg:width="7.142cm" svg:height="9.524cm" svg:x="5.953cm" svg:y="1.93cm" draw:page-number="1" presentation:class="page"/>
          <draw:frame presentation:style-name="pr1" draw:text-style-name="P13" draw:layer="layout" svg:width="15.239cm" svg:height="11.43cm" svg:x="1.905cm" svg:y="12.064cm" presentation:class="notes" presentation:placeholder="true">
            <draw:text-box/>
          </draw:frame>
        </presentation:notes>
      </draw:page>
      <draw:page draw:name="Slide 2" draw:style-name="dp1" draw:master-page-name="Default">
        <draw:custom-shape draw:style-name="gr2" draw:text-style-name="P1" draw:id="id7" draw:layer="layout" svg:width="5.525cm" svg:height="2.976cm" svg:x="2.095cm" svg:y="0.525cm">
          <text:p text:style-name="P13"/>
          <draw:enhanced-geometry svg:viewBox="0 0 1065 460" draw:glue-points="0 0" draw:type="non-primitive" draw:enhanced-path="M 0 0 C 85 121 170 242 291 315 412 388 597 412 726 436 855 460 960 460 1065 460 N"/>
        </draw:custom-shape>
        <draw:custom-shape draw:style-name="gr2" draw:text-style-name="P1" draw:id="id10" draw:layer="layout" svg:width="1.667cm" svg:height="2.094cm" svg:x="0cm" svg:y="0.525cm">
          <text:p text:style-name="P13"/>
          <draw:enhanced-geometry svg:viewBox="0 0 484 436" draw:glue-points="484 0" draw:type="non-primitive" draw:enhanced-path="M 484 0 C 427 108 371 217 290 290 209 363 104 399 0 436 N"/>
        </draw:custom-shape>
        <draw:custom-shape draw:style-name="gr3" draw:text-style-name="P1" draw:id="id9" draw:layer="layout" svg:width="0.216cm" svg:height="2.734cm" svg:x="1.654cm" svg:y="0.538cm">
          <text:p text:style-name="P13"/>
          <draw:enhanced-geometry svg:viewBox="0 0 52 564" draw:glue-points="32 0" draw:type="non-primitive" draw:enhanced-path="M 32 0 C 31 50 31 101 34 144 37 187 50 221 51 259 52 297 46 339 38 372 30 405 10 425 5 457 0 489 3 526 7 564 N"/>
        </draw:custom-shape>
        <draw:custom-shape draw:style-name="gr3" draw:text-style-name="P1" draw:id="id8" draw:layer="layout" svg:width="0.234cm" svg:height="2.734cm" svg:x="1.852cm" svg:y="0.538cm">
          <text:p text:style-name="P13"/>
          <draw:enhanced-geometry svg:viewBox="0 0 47 555" draw:glue-points="25 0" draw:type="non-primitive" draw:enhanced-path="M 25 0 C 24 50 24 100 27 142 30 184 39 210 41 251 43 292 47 351 41 386 35 421 12 433 6 461 0 489 2 522 4 555 N"/>
        </draw:custom-shape>
        <draw:connector draw:style-name="gr4" draw:text-style-name="P2" draw:layer="layout" draw:type="line" svg:x1="2.095cm" svg:y1="0.525cm" svg:x2="1.976cm" svg:y2="0.538cm" draw:start-shape="id7" draw:start-glue-point="4" draw:end-shape="id8" draw:end-glue-point="4">
          <text:p text:style-name="P13"/>
        </draw:connector>
        <draw:connector draw:style-name="gr4" draw:text-style-name="P2" draw:layer="layout" draw:type="line" svg:x1="1.786cm" svg:y1="0.538cm" svg:x2="1.667cm" svg:y2="0.525cm" draw:start-shape="id9" draw:start-glue-point="4" draw:end-shape="id10" draw:end-glue-point="4">
          <text:p text:style-name="P13"/>
        </draw:connector>
        <draw:custom-shape draw:style-name="gr6" draw:text-style-name="P1" draw:layer="layout" svg:width="0.335cm" svg:height="0.336cm" svg:x="6.425cm" svg:y="3.157cm">
          <text:p text:style-name="P3"><text:span text:style-name="T1">3</text:span></text:p>
          <draw:enhanced-geometry svg:viewBox="0 0 21600 21600" draw:type="rectangle" draw:enhanced-path="M 0 0 L 21600 0 21600 21600 0 21600 0 0 Z N"/>
        </draw:custom-shape>
        <draw:custom-shape draw:style-name="gr9" draw:text-style-name="P1" draw:layer="layout" svg:width="0.512cm" svg:height="0.494cm" svg:x="1.622cm" svg:y="0.409cm">
          <text:p text:style-name="P13"/>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6" draw:text-style-name="P1" draw:layer="layout" svg:width="0.336cm" svg:height="0.335cm" svg:x="4.352cm" svg:y="2.646cm">
          <text:p text:style-name="P3"><text:span text:style-name="T1">2</text:span></text:p>
          <draw:enhanced-geometry svg:viewBox="0 0 21600 21600" draw:type="rectangle" draw:enhanced-path="M 0 0 L 21600 0 21600 21600 0 21600 0 0 Z N"/>
        </draw:custom-shape>
        <draw:custom-shape draw:style-name="gr15" draw:text-style-name="P15" draw:layer="layout" svg:width="1.526cm" svg:height="0.399cm" svg:x="4.642cm" svg:y="3.65cm">
          <text:p text:style-name="P14"><text:span text:style-name="T9">Deep event</text:span><text:span text:style-name="T9"><text:line-break/></text:span><text:span text:style-name="T9">(e.g. tectonic)</text:span></text:p>
          <draw:enhanced-geometry svg:viewBox="0 0 21600 21600" draw:type="mso-spt202" draw:enhanced-path="M 0 0 L 21600 0 21600 21600 0 21600 0 0 Z N"/>
        </draw:custom-shape>
        <draw:custom-shape draw:style-name="gr6" draw:text-style-name="P1" draw:layer="layout" svg:width="0.335cm" svg:height="0.353cm" svg:x="2.999cm" svg:y="1.737cm">
          <text:p text:style-name="P3"><text:span text:style-name="T1">1</text:span></text:p>
          <draw:enhanced-geometry svg:viewBox="0 0 21600 21600" draw:type="rectangle" draw:enhanced-path="M 0 0 L 21600 0 21600 21600 0 21600 0 0 Z N"/>
        </draw:custom-shape>
        <draw:custom-shape draw:style-name="gr15" draw:text-style-name="P15" draw:layer="layout" svg:width="1.288cm" svg:height="0.2cm" svg:x="2.257cm" svg:y="0.437cm">
          <text:p text:style-name="P14"><text:span text:style-name="T3">Explosion</text:span></text:p>
          <draw:enhanced-geometry svg:viewBox="0 0 21600 21600" draw:type="mso-spt202" draw:enhanced-path="M 0 0 L 21600 0 21600 21600 0 21600 0 0 Z N"/>
        </draw:custom-shape>
        <draw:custom-shape draw:style-name="gr15" draw:text-style-name="P17" draw:layer="layout" svg:width="1.698cm" svg:height="0.477cm" svg:x="4.773cm" svg:y="2.327cm">
          <text:p text:style-name="P16"><text:span text:style-name="T10">First arrival for </text:span><text:span text:style-name="T10"><text:line-break/></text:span><text:span text:style-name="T10">deep source</text:span></text:p>
          <draw:enhanced-geometry svg:viewBox="0 0 21600 21600" draw:type="mso-spt202" draw:enhanced-path="M 0 0 L 21600 0 21600 21600 0 21600 0 0 Z N"/>
        </draw:custom-shape>
        <draw:custom-shape draw:style-name="gr15" draw:text-style-name="P17" draw:layer="layout" svg:width="1.883cm" svg:height="0.477cm" svg:x="3.451cm" svg:y="1.349cm">
          <text:p text:style-name="P16"><text:span text:style-name="T11">First arrival for </text:span><text:span text:style-name="T11"><text:line-break/></text:span><text:span text:style-name="T11">source near vent</text:span></text:p>
          <draw:enhanced-geometry svg:viewBox="0 0 21600 21600" draw:type="mso-spt202" draw:enhanced-path="M 0 0 L 21600 0 21600 21600 0 21600 0 0 Z N"/>
        </draw:custom-shape>
        <draw:g>
          <draw:custom-shape draw:style-name="gr16" draw:text-style-name="P1" draw:layer="layout" svg:width="0.511cm" svg:height="0.494cm" svg:x="3.385cm" svg:y="3.27cm">
            <text:p text:style-name="P13"/>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style-name="gr17" draw:text-style-name="P1" draw:layer="layout" svg:width="0.798cm" svg:height="0.776cm" svg:x="3.241cm" svg:y="3.129cm">
            <text:p text:style-name="P13"/>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1.257cm" svg:height="1.217cm" svg:x="3.012cm" svg:y="2.909cm">
            <text:p text:style-name="P13"/>
            <draw:enhanced-geometry svg:viewBox="0 0 21600 21600" draw:glue-points="10800 0 3160 3160 0 10800 3160 18440 10800 21600 18440 18440 21600 10800 18440 3160" draw:text-areas="3200 3200 18400 18400" draw:type="ellipse"/>
          </draw:custom-shape>
          <draw:circle draw:style-name="gr19" draw:text-style-name="P18" draw:layer="layout" svg:width="1.778cm" svg:height="1.778cm" svg:x="2.755cm" svg:y="2.615cm" draw:kind="arc" draw:start-angle="87.29" draw:end-angle="35.22">
            <text:p text:style-name="P13"/>
          </draw:circle>
        </draw:g>
        <draw:circle draw:style-name="gr20" draw:text-style-name="P18" draw:layer="layout" svg:width="3.454cm" svg:height="3.454cm" svg:x="0.15cm" svg:y="-1.088cm" draw:kind="arc" draw:start-angle="234.9" draw:end-angle="309.05">
          <text:p text:style-name="P13"/>
        </draw:circle>
        <draw:circle draw:style-name="gr20" draw:text-style-name="P18" draw:layer="layout" svg:width="2.096cm" svg:height="2.096cm" svg:x="0.839cm" svg:y="-0.399cm" draw:kind="arc" draw:start-angle="234.06" draw:end-angle="312.12">
          <text:p text:style-name="P13"/>
        </draw:circle>
        <draw:circle draw:style-name="gr21" draw:text-style-name="P18" draw:layer="layout" svg:width="1.058cm" svg:height="1.058cm" svg:x="1.378cm" svg:y="0.12cm" draw:kind="arc" draw:start-angle="218.77" draw:end-angle="323.31">
          <text:p text:style-name="P13"/>
        </draw:circle>
        <draw:custom-shape draw:style-name="gr22" draw:text-style-name="P19" draw:layer="layout" svg:width="0.791cm" svg:height="0.258cm" svg:x="2.432cm" svg:y="0.83cm">
          <text:p text:style-name="P16"><text:span text:style-name="T11">P-wave</text:span></text:p>
          <draw:enhanced-geometry svg:viewBox="0 0 21600 21600" draw:type="mso-spt202" draw:enhanced-path="M 0 0 L 21600 0 21600 21600 0 21600 0 0 Z N"/>
        </draw:custom-shape>
        <presentation:notes draw:style-name="dp2">
          <draw:page-thumbnail draw:style-name="gr14" draw:layer="layout" svg:width="7.142cm" svg:height="9.524cm" svg:x="5.953cm" svg:y="1.93cm" draw:page-number="2" presentation:class="page"/>
          <draw:frame presentation:style-name="pr1" draw:text-style-name="P13" draw:layer="layout" svg:width="15.239cm" svg:height="11.43cm" svg:x="1.905cm" svg:y="12.064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1" draw:display-name="msArrowEnd 1" svg:viewBox="0 0 140 140" svg:d="m70 0 70 140h-140z"/>
    <draw:stroke-dash draw:name="Dash_20_2" draw:display-name="Dash 2" draw:style="rect" draw:dots2="1" draw:dots2-length="0.105cm" draw:distance="0.079cm"/>
    <draw:stroke-dash draw:name="Dash_20_4" draw:display-name="Dash 4" draw:style="rect" draw:dots2="1" draw:dots2-length="0.056cm" draw:distance="0.04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0.696cm"/>
          <style:tab-stop style:position="1.393cm"/>
          <style:tab-stop style:position="2.09cm"/>
          <style:tab-stop style:position="2.786cm"/>
          <style:tab-stop style:position="3.483cm"/>
          <style:tab-stop style:position="4.18cm"/>
          <style:tab-stop style:position="4.877cm"/>
          <style:tab-stop style:position="5.573cm"/>
          <style:tab-stop style:position="6.27cm"/>
          <style:tab-stop style:position="6.967cm"/>
          <style:tab-stop style:position="7.664cm"/>
          <style:tab-stop style:position="8.36cm"/>
          <style:tab-stop style:position="9.057cm"/>
          <style:tab-stop style:position="9.754cm"/>
          <style:tab-stop style:position="10.451cm"/>
          <style:tab-stop style:position="11.147cm"/>
          <style:tab-stop style:position="11.844cm"/>
          <style:tab-stop style:position="12.541cm"/>
          <style:tab-stop style:position="13.237cm"/>
          <style:tab-stop style:position="13.93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348cm"/>
            <style:text-properties fo:font-family="Arial" style:font-family-generic="swiss" style:font-pitch="variable" fo:color="#000000" fo:font-size="100%"/>
          </text:list-level-style-bullet>
          <text:list-level-style-bullet text:level="3" text:bullet-char="•">
            <style:list-level-properties text:space-before="0.696cm"/>
            <style:text-properties fo:font-family="Arial" style:font-family-generic="swiss" style:font-pitch="variable" fo:color="#000000" fo:font-size="100%"/>
          </text:list-level-style-bullet>
          <text:list-level-style-bullet text:level="4" text:bullet-char="–">
            <style:list-level-properties text:space-before="1.045cm"/>
            <style:text-properties fo:font-family="Arial" style:font-family-generic="swiss" style:font-pitch="variable" fo:color="#000000" fo:font-size="100%"/>
          </text:list-level-style-bullet>
          <text:list-level-style-bullet text:level="5" text:bullet-char="»">
            <style:list-level-properties text:space-before="1.393cm"/>
            <style:text-properties fo:font-family="Arial" style:font-family-generic="swiss" style:font-pitch="variable" fo:color="#000000" fo:font-size="100%"/>
          </text:list-level-style-bullet>
          <text:list-level-style-bullet text:level="6" text:bullet-char="»">
            <style:list-level-properties text:space-before="1.393cm"/>
            <style:text-properties fo:font-family="Arial" style:font-family-generic="swiss" style:font-pitch="variable" fo:color="#000000" fo:font-size="100%"/>
          </text:list-level-style-bullet>
          <text:list-level-style-bullet text:level="7" text:bullet-char="»">
            <style:list-level-properties text:space-before="1.393cm"/>
            <style:text-properties fo:font-family="Arial" style:font-family-generic="swiss" style:font-pitch="variable" fo:color="#000000" fo:font-size="100%"/>
          </text:list-level-style-bullet>
          <text:list-level-style-bullet text:level="8" text:bullet-char="»">
            <style:list-level-properties text:space-before="1.393cm"/>
            <style:text-properties fo:font-family="Arial" style:font-family-generic="swiss" style:font-pitch="variable" fo:color="#000000" fo:font-size="100%"/>
          </text:list-level-style-bullet>
          <text:list-level-style-bullet text:level="9" text:bullet-char="»">
            <style:list-level-properties text:space-before="1.393cm"/>
            <style:text-properties fo:font-family="Arial" style:font-family-generic="swiss" style:font-pitch="variable" fo:color="#000000" fo:font-size="100%"/>
          </text:list-level-style-bullet>
        </text:list-style>
      </style:graphic-properties>
      <style:paragraph-properties fo:margin-left="0cm" fo:margin-right="0cm" fo:margin-top="0.079cm" fo:margin-bottom="0cm" fo:line-height="100%" fo:text-align="center" text:enable-numbering="false" fo:text-indent="0cm" style:punctuation-wrap="hanging" style:line-break="strict">
        <style:tab-stops>
          <style:tab-stop style:position="0cm"/>
          <style:tab-stop style:position="0.696cm"/>
          <style:tab-stop style:position="1.393cm"/>
          <style:tab-stop style:position="2.09cm"/>
          <style:tab-stop style:position="2.786cm"/>
          <style:tab-stop style:position="3.483cm"/>
          <style:tab-stop style:position="4.18cm"/>
          <style:tab-stop style:position="4.877cm"/>
          <style:tab-stop style:position="5.573cm"/>
          <style:tab-stop style:position="6.27cm"/>
          <style:tab-stop style:position="6.967cm"/>
          <style:tab-stop style:position="7.664cm"/>
          <style:tab-stop style:position="8.36cm"/>
          <style:tab-stop style:position="9.057cm"/>
          <style:tab-stop style:position="9.754cm"/>
          <style:tab-stop style:position="10.451cm"/>
          <style:tab-stop style:position="11.147cm"/>
          <style:tab-stop style:position="11.844cm"/>
          <style:tab-stop style:position="12.541cm"/>
          <style:tab-stop style:position="13.237cm"/>
          <style:tab-stop style:position="13.934cm"/>
        </style:tab-stops>
      </style:paragraph-properties>
      <style:text-properties fo:color="#000000" style:text-outline="false" style:text-line-through-style="none" style:text-position="0% 100%" fo:font-family="Arial" style:font-family-generic="swiss" style:font-pitch="variable" fo:font-size="9pt"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9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26cm"/>
            <style:text-properties fo:font-family="Arial" style:font-family-generic="swiss" style:font-pitch="variable" fo:color="#000000" fo:font-size="100%"/>
          </text:list-level-style-bullet>
          <text:list-level-style-bullet text:level="2" text:bullet-char="–">
            <style:list-level-properties text:space-before="0.348cm" text:min-label-width="0.216cm"/>
            <style:text-properties fo:font-family="Arial" style:font-family-generic="swiss" style:font-pitch="variable" fo:color="#000000" fo:font-size="100%"/>
          </text:list-level-style-bullet>
          <text:list-level-style-bullet text:level="3" text:bullet-char="•">
            <style:list-level-properties text:space-before="0.696cm" text:min-label-width="0.172cm"/>
            <style:text-properties fo:font-family="Arial" style:font-family-generic="swiss" style:font-pitch="variable" fo:color="#000000" fo:font-size="100%"/>
          </text:list-level-style-bullet>
          <text:list-level-style-bullet text:level="4" text:bullet-char="–">
            <style:list-level-properties text:space-before="1.045cm" text:min-label-width="0.172cm"/>
            <style:text-properties fo:font-family="Arial" style:font-family-generic="swiss" style:font-pitch="variable" fo:color="#000000" fo:font-size="100%"/>
          </text:list-level-style-bullet>
          <text:list-level-style-bullet text:level="5" text:bullet-char="»">
            <style:list-level-properties text:space-before="1.393cm" text:min-label-width="0.172cm"/>
            <style:text-properties fo:font-family="Arial" style:font-family-generic="swiss" style:font-pitch="variable" fo:color="#000000" fo:font-size="100%"/>
          </text:list-level-style-bullet>
          <text:list-level-style-bullet text:level="6" text:bullet-char="»">
            <style:list-level-properties text:space-before="1.393cm" text:min-label-width="0.172cm"/>
            <style:text-properties fo:font-family="Arial" style:font-family-generic="swiss" style:font-pitch="variable" fo:color="#000000" fo:font-size="100%"/>
          </text:list-level-style-bullet>
          <text:list-level-style-bullet text:level="7" text:bullet-char="»">
            <style:list-level-properties text:space-before="1.393cm" text:min-label-width="0.172cm"/>
            <style:text-properties fo:font-family="Arial" style:font-family-generic="swiss" style:font-pitch="variable" fo:color="#000000" fo:font-size="100%"/>
          </text:list-level-style-bullet>
          <text:list-level-style-bullet text:level="8" text:bullet-char="»">
            <style:list-level-properties text:space-before="1.393cm" text:min-label-width="0.172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26cm" fo:margin-right="0cm" fo:margin-top="0.079cm" fo:margin-bottom="0cm" fo:line-height="100%" fo:text-align="start" text:enable-numbering="true" fo:text-indent="0cm" style:punctuation-wrap="hanging" style:line-break="strict">
        <style:tab-stops>
          <style:tab-stop style:position="0.436cm"/>
          <style:tab-stop style:position="1.133cm"/>
          <style:tab-stop style:position="1.83cm"/>
          <style:tab-stop style:position="2.526cm"/>
          <style:tab-stop style:position="3.223cm"/>
          <style:tab-stop style:position="3.92cm"/>
          <style:tab-stop style:position="4.616cm"/>
          <style:tab-stop style:position="5.313cm"/>
          <style:tab-stop style:position="6.01cm"/>
          <style:tab-stop style:position="6.707cm"/>
          <style:tab-stop style:position="7.403cm"/>
          <style:tab-stop style:position="8.1cm"/>
          <style:tab-stop style:position="8.797cm"/>
          <style:tab-stop style:position="9.494cm"/>
          <style:tab-stop style:position="10.19cm"/>
          <style:tab-stop style:position="10.887cm"/>
          <style:tab-stop style:position="11.584cm"/>
          <style:tab-stop style:position="12.281cm"/>
          <style:tab-stop style:position="12.977cm"/>
          <style:tab-stop style:position="13.674cm"/>
        </style:tab-stops>
      </style:paragraph-properties>
      <style:text-properties fo:color="#000000" style:text-outline="false" style:text-line-through-style="none" style:text-position="0% 100%" fo:font-family="Arial" style:font-family-generic="swiss" style:font-pitch="variable" fo:font-size="9pt"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9pt" style:font-style-complex="normal" style:font-weight-complex="normal" style:text-emphasize="none" style:font-relief="none"/>
    </style:style>
    <style:style style:name="Default-outline2" style:family="presentation" style:parent-style-name="Default-outline1">
      <style:paragraph-properties fo:margin-left="0.564cm" fo:margin-right="0cm" fo:margin-top="0.07cm" fo:margin-bottom="0cm" fo:line-height="100%" fo:text-align="start" text:enable-numbering="true" fo:text-indent="0cm" style:punctuation-wrap="hanging" style:line-break="strict">
        <style:tab-stops>
          <style:tab-stop style:position="0.132cm"/>
          <style:tab-stop style:position="0.829cm"/>
          <style:tab-stop style:position="1.525cm"/>
          <style:tab-stop style:position="2.222cm"/>
          <style:tab-stop style:position="2.919cm"/>
          <style:tab-stop style:position="3.615cm"/>
          <style:tab-stop style:position="4.312cm"/>
          <style:tab-stop style:position="5.009cm"/>
          <style:tab-stop style:position="5.706cm"/>
          <style:tab-stop style:position="6.402cm"/>
          <style:tab-stop style:position="7.099cm"/>
          <style:tab-stop style:position="7.796cm"/>
          <style:tab-stop style:position="8.493cm"/>
          <style:tab-stop style:position="9.189cm"/>
          <style:tab-stop style:position="9.886cm"/>
          <style:tab-stop style:position="10.583cm"/>
          <style:tab-stop style:position="11.28cm"/>
          <style:tab-stop style:position="11.976cm"/>
          <style:tab-stop style:position="12.673cm"/>
          <style:tab-stop style:position="13.37cm"/>
        </style:tab-stops>
      </style:paragraph-properties>
      <style:text-properties fo:color="#000000" style:text-line-through-style="none" style:text-position="0% 100%" fo:font-family="Arial" style:font-family-generic="swiss" style:font-pitch="variable" fo:font-size="8pt" fo:font-style="normal" fo:text-shadow="none" style:text-underline-style="none" fo:font-weight="normal" style:font-size-asian="8pt" style:font-size-complex="8pt" style:font-relief="none"/>
    </style:style>
    <style:style style:name="Default-outline3" style:family="presentation" style:parent-style-name="Default-outline2">
      <style:paragraph-properties fo:margin-left="0.868cm" fo:margin-right="0cm" fo:margin-top="0.061cm" fo:margin-bottom="0cm" fo:line-height="100%" fo:text-align="start" text:enable-numbering="true" fo:text-indent="0cm" style:punctuation-wrap="hanging" style:line-break="strict">
        <style:tab-stops>
          <style:tab-stop style:position="0.524cm"/>
          <style:tab-stop style:position="1.221cm"/>
          <style:tab-stop style:position="1.918cm"/>
          <style:tab-stop style:position="2.614cm"/>
          <style:tab-stop style:position="3.311cm"/>
          <style:tab-stop style:position="4.008cm"/>
          <style:tab-stop style:position="4.705cm"/>
          <style:tab-stop style:position="5.401cm"/>
          <style:tab-stop style:position="6.098cm"/>
          <style:tab-stop style:position="6.795cm"/>
          <style:tab-stop style:position="7.492cm"/>
          <style:tab-stop style:position="8.188cm"/>
          <style:tab-stop style:position="8.885cm"/>
          <style:tab-stop style:position="9.582cm"/>
          <style:tab-stop style:position="10.279cm"/>
          <style:tab-stop style:position="10.975cm"/>
          <style:tab-stop style:position="11.672cm"/>
          <style:tab-stop style:position="12.369cm"/>
          <style:tab-stop style:position="13.066cm"/>
          <style:tab-stop style:position="13.762cm"/>
        </style:tab-stops>
      </style:paragraph-properties>
      <style:text-properties fo:color="#000000" style:text-line-through-style="none" style:text-position="0% 100%" fo:font-family="Arial" style:font-family-generic="swiss" style:font-pitch="variable" fo:font-size="7pt" fo:font-style="normal" fo:text-shadow="none" style:text-underline-style="none" fo:font-weight="normal" style:font-size-asian="7pt" style:font-size-complex="7pt" style:font-relief="none"/>
    </style:style>
    <style:style style:name="Default-outline4" style:family="presentation" style:parent-style-name="Default-outline3">
      <style:paragraph-properties fo:margin-left="1.217cm" fo:margin-right="0cm" fo:margin-top="0.044cm" fo:margin-bottom="0cm" fo:line-height="100%" fo:text-align="start" text:enable-numbering="true" fo:text-indent="0cm" style:punctuation-wrap="hanging" style:line-break="strict">
        <style:tab-stops>
          <style:tab-stop style:position="0.176cm"/>
          <style:tab-stop style:position="0.873cm"/>
          <style:tab-stop style:position="1.569cm"/>
          <style:tab-stop style:position="2.266cm"/>
          <style:tab-stop style:position="2.963cm"/>
          <style:tab-stop style:position="3.66cm"/>
          <style:tab-stop style:position="4.356cm"/>
          <style:tab-stop style:position="5.053cm"/>
          <style:tab-stop style:position="5.75cm"/>
          <style:tab-stop style:position="6.447cm"/>
          <style:tab-stop style:position="7.143cm"/>
          <style:tab-stop style:position="7.84cm"/>
          <style:tab-stop style:position="8.537cm"/>
          <style:tab-stop style:position="9.233cm"/>
          <style:tab-stop style:position="9.93cm"/>
          <style:tab-stop style:position="10.627cm"/>
          <style:tab-stop style:position="11.324cm"/>
          <style:tab-stop style:position="12.02cm"/>
          <style:tab-stop style:position="12.717cm"/>
          <style:tab-stop style:position="13.414cm"/>
        </style:tab-stops>
      </style:paragraph-properties>
      <style:text-properties fo:color="#000000" style:text-line-through-style="none" style:text-position="0% 100%" fo:font-family="Arial" style:font-family-generic="swiss" style:font-pitch="variable" fo:font-size="5pt" fo:font-style="normal" fo:text-shadow="none" style:text-underline-style="none" fo:font-weight="normal" style:font-size-asian="5pt" style:font-size-complex="5pt" style:font-relief="none"/>
    </style:style>
    <style:style style:name="Default-outline5" style:family="presentation" style:parent-style-name="Default-outline4">
      <style:paragraph-properties fo:margin-left="1.565cm" fo:margin-right="0cm" fo:margin-top="0.044cm" fo:margin-bottom="0cm" fo:line-height="100%" fo:text-align="start" text:enable-numbering="true" fo:text-indent="0cm" style:punctuation-wrap="hanging" style:line-break="strict">
        <style:tab-stops>
          <style:tab-stop style:position="0.524cm"/>
          <style:tab-stop style:position="1.221cm"/>
          <style:tab-stop style:position="1.918cm"/>
          <style:tab-stop style:position="2.614cm"/>
          <style:tab-stop style:position="3.311cm"/>
          <style:tab-stop style:position="4.008cm"/>
          <style:tab-stop style:position="4.705cm"/>
          <style:tab-stop style:position="5.401cm"/>
          <style:tab-stop style:position="6.098cm"/>
          <style:tab-stop style:position="6.795cm"/>
          <style:tab-stop style:position="7.492cm"/>
          <style:tab-stop style:position="8.188cm"/>
          <style:tab-stop style:position="8.885cm"/>
          <style:tab-stop style:position="9.582cm"/>
          <style:tab-stop style:position="10.279cm"/>
          <style:tab-stop style:position="10.975cm"/>
          <style:tab-stop style:position="11.672cm"/>
          <style:tab-stop style:position="12.369cm"/>
          <style:tab-stop style:position="13.066cm"/>
          <style:tab-stop style:position="13.762cm"/>
        </style:tab-stops>
      </style:paragraph-properties>
      <style:text-properties fo:color="#000000" style:text-line-through-style="none" style:text-position="0% 100%" fo:font-family="Arial" style:font-family-generic="swiss" style:font-pitch="variable" fo:font-size="5pt" fo:font-style="normal" fo:text-shadow="none" style:text-underline-style="none" fo:font-weight="normal" style:font-size-asian="5pt" style:font-size-complex="5pt" style:font-relief="none"/>
    </style:style>
    <style:style style:name="Default-outline6" style:family="presentation" style:parent-style-name="Default-outline5">
      <style:paragraph-properties fo:margin-left="1.565cm" fo:margin-right="0cm" fo:margin-top="0.044cm" fo:margin-bottom="0cm" fo:line-height="100%" fo:text-align="start" text:enable-numbering="true" fo:text-indent="0cm" style:punctuation-wrap="hanging" style:line-break="strict">
        <style:tab-stops>
          <style:tab-stop style:position="0.524cm"/>
          <style:tab-stop style:position="1.221cm"/>
          <style:tab-stop style:position="1.918cm"/>
          <style:tab-stop style:position="2.614cm"/>
          <style:tab-stop style:position="3.311cm"/>
          <style:tab-stop style:position="4.008cm"/>
          <style:tab-stop style:position="4.705cm"/>
          <style:tab-stop style:position="5.401cm"/>
          <style:tab-stop style:position="6.098cm"/>
          <style:tab-stop style:position="6.795cm"/>
          <style:tab-stop style:position="7.492cm"/>
          <style:tab-stop style:position="8.188cm"/>
          <style:tab-stop style:position="8.885cm"/>
          <style:tab-stop style:position="9.582cm"/>
          <style:tab-stop style:position="10.279cm"/>
          <style:tab-stop style:position="10.975cm"/>
          <style:tab-stop style:position="11.672cm"/>
          <style:tab-stop style:position="12.369cm"/>
          <style:tab-stop style:position="13.066cm"/>
          <style:tab-stop style:position="13.762cm"/>
        </style:tab-stops>
      </style:paragraph-properties>
      <style:text-properties fo:color="#000000" style:text-line-through-style="none" style:text-position="0% 100%" fo:font-family="Arial" style:font-family-generic="swiss" style:font-pitch="variable" fo:font-size="5pt" fo:font-style="normal" fo:text-shadow="none" style:text-underline-style="none" fo:font-weight="normal" style:font-size-asian="5pt" style:font-size-complex="5pt" style:font-relief="none"/>
    </style:style>
    <style:style style:name="Default-outline7" style:family="presentation" style:parent-style-name="Default-outline6">
      <style:paragraph-properties fo:margin-left="1.565cm" fo:margin-right="0cm" fo:margin-top="0.044cm" fo:margin-bottom="0cm" fo:line-height="100%" fo:text-align="start" text:enable-numbering="true" fo:text-indent="0cm" style:punctuation-wrap="hanging" style:line-break="strict">
        <style:tab-stops>
          <style:tab-stop style:position="0.524cm"/>
          <style:tab-stop style:position="1.221cm"/>
          <style:tab-stop style:position="1.918cm"/>
          <style:tab-stop style:position="2.614cm"/>
          <style:tab-stop style:position="3.311cm"/>
          <style:tab-stop style:position="4.008cm"/>
          <style:tab-stop style:position="4.705cm"/>
          <style:tab-stop style:position="5.401cm"/>
          <style:tab-stop style:position="6.098cm"/>
          <style:tab-stop style:position="6.795cm"/>
          <style:tab-stop style:position="7.492cm"/>
          <style:tab-stop style:position="8.188cm"/>
          <style:tab-stop style:position="8.885cm"/>
          <style:tab-stop style:position="9.582cm"/>
          <style:tab-stop style:position="10.279cm"/>
          <style:tab-stop style:position="10.975cm"/>
          <style:tab-stop style:position="11.672cm"/>
          <style:tab-stop style:position="12.369cm"/>
          <style:tab-stop style:position="13.066cm"/>
          <style:tab-stop style:position="13.762cm"/>
        </style:tab-stops>
      </style:paragraph-properties>
      <style:text-properties fo:color="#000000" style:text-line-through-style="none" style:text-position="0% 100%" fo:font-family="Arial" style:font-family-generic="swiss" style:font-pitch="variable" fo:font-size="5pt" fo:font-style="normal" fo:text-shadow="none" style:text-underline-style="none" fo:font-weight="normal" style:font-size-asian="5pt" style:font-size-complex="5pt" style:font-relief="none"/>
    </style:style>
    <style:style style:name="Default-outline8" style:family="presentation" style:parent-style-name="Default-outline7">
      <style:paragraph-properties fo:margin-left="1.565cm" fo:margin-right="0cm" fo:margin-top="0.044cm" fo:margin-bottom="0cm" fo:line-height="100%" fo:text-align="start" text:enable-numbering="true" fo:text-indent="0cm" style:punctuation-wrap="hanging" style:line-break="strict">
        <style:tab-stops>
          <style:tab-stop style:position="0.524cm"/>
          <style:tab-stop style:position="1.221cm"/>
          <style:tab-stop style:position="1.918cm"/>
          <style:tab-stop style:position="2.614cm"/>
          <style:tab-stop style:position="3.311cm"/>
          <style:tab-stop style:position="4.008cm"/>
          <style:tab-stop style:position="4.705cm"/>
          <style:tab-stop style:position="5.401cm"/>
          <style:tab-stop style:position="6.098cm"/>
          <style:tab-stop style:position="6.795cm"/>
          <style:tab-stop style:position="7.492cm"/>
          <style:tab-stop style:position="8.188cm"/>
          <style:tab-stop style:position="8.885cm"/>
          <style:tab-stop style:position="9.582cm"/>
          <style:tab-stop style:position="10.279cm"/>
          <style:tab-stop style:position="10.975cm"/>
          <style:tab-stop style:position="11.672cm"/>
          <style:tab-stop style:position="12.369cm"/>
          <style:tab-stop style:position="13.066cm"/>
          <style:tab-stop style:position="13.762cm"/>
        </style:tab-stops>
      </style:paragraph-properties>
      <style:text-properties fo:color="#000000" style:text-line-through-style="none" style:text-position="0% 100%" fo:font-family="Arial" style:font-family-generic="swiss" style:font-pitch="variable" fo:font-size="5pt" fo:font-style="normal" fo:text-shadow="none" style:text-underline-style="none" fo:font-weight="normal" style:font-size-asian="5pt" style:font-size-complex="5pt" style:font-relief="none"/>
    </style:style>
    <style:style style:name="Default-outline9" style:family="presentation" style:parent-style-name="Default-outline8">
      <style:paragraph-properties fo:margin-left="1.565cm" fo:margin-right="0cm" fo:margin-top="0.044cm" fo:margin-bottom="0cm" fo:line-height="100%" fo:text-align="start" text:enable-numbering="true" fo:text-indent="0cm" style:punctuation-wrap="hanging" style:line-break="strict">
        <style:tab-stops>
          <style:tab-stop style:position="0.524cm"/>
          <style:tab-stop style:position="1.221cm"/>
          <style:tab-stop style:position="1.918cm"/>
          <style:tab-stop style:position="2.614cm"/>
          <style:tab-stop style:position="3.311cm"/>
          <style:tab-stop style:position="4.008cm"/>
          <style:tab-stop style:position="4.705cm"/>
          <style:tab-stop style:position="5.401cm"/>
          <style:tab-stop style:position="6.098cm"/>
          <style:tab-stop style:position="6.795cm"/>
          <style:tab-stop style:position="7.492cm"/>
          <style:tab-stop style:position="8.188cm"/>
          <style:tab-stop style:position="8.885cm"/>
          <style:tab-stop style:position="9.582cm"/>
          <style:tab-stop style:position="10.279cm"/>
          <style:tab-stop style:position="10.975cm"/>
          <style:tab-stop style:position="11.672cm"/>
          <style:tab-stop style:position="12.369cm"/>
          <style:tab-stop style:position="13.066cm"/>
          <style:tab-stop style:position="13.762cm"/>
        </style:tab-stops>
      </style:paragraph-properties>
      <style:text-properties fo:color="#000000" style:text-line-through-style="none" style:text-position="0% 100%" fo:font-family="Arial" style:font-family-generic="swiss" style:font-pitch="variable" fo:font-size="5pt" fo:font-style="normal" fo:text-shadow="none" style:text-underline-style="none" fo:font-weight="normal" style:font-size-asian="5pt" style:font-size-complex="5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7.62cm" fo:page-height="4.19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bbe0e3" draw:textarea-horizontal-align="left" draw:textarea-vertical-align="top" draw:auto-grow-height="false" draw:auto-grow-width="false" fo:min-height="0.293cm" fo:min-width="0cm" fo:padding-top="0.035cm" fo:padding-bottom="0.035cm" fo:padding-left="0.07cm" fo:padding-right="0.07cm" fo:wrap-option="no-wrap" draw:shadow="hidden" draw:shadow-color="#808080"/>
    </style:style>
    <style:style style:name="pr2" style:family="presentation" style:parent-style-name="Default-backgroundobjects">
      <style:graphic-properties draw:stroke="none" draw:fill="none" draw:fill-color="#bbe0e3" draw:textarea-horizontal-align="justify" draw:textarea-vertical-align="top" draw:auto-grow-height="false" draw:auto-grow-width="false" fo:min-height="0.293cm" fo:min-width="0cm" fo:padding-top="0.035cm" fo:padding-bottom="0.035cm" fo:padding-left="0.07cm" fo:padding-right="0.07cm" fo:wrap-option="no-wrap" draw:shadow="hidden" draw:shadow-color="#808080"/>
    </style:style>
    <style:style style:name="pr3" style:family="presentation" style:parent-style-name="Default-backgroundobjects">
      <style:graphic-properties draw:stroke="none" draw:fill="none" draw:fill-color="#bbe0e3" draw:textarea-horizontal-align="right" draw:textarea-vertical-align="top" draw:auto-grow-height="false" draw:auto-grow-width="false" fo:min-height="0.293cm" fo:min-width="0cm" fo:padding-top="0.035cm" fo:padding-bottom="0.035cm" fo:padding-left="0.07cm" fo:padding-right="0.07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text:enable-numbering="false" fo:text-indent="0cm" style:writing-mode="lr-tb"/>
      <style:text-properties fo:font-size="14pt" style:font-size-asian="14pt" style:font-size-complex="14pt"/>
    </style:style>
    <style:style style:name="P6" style:family="paragraph">
      <style:paragraph-properties fo:margin-left="0cm" fo:margin-right="0cm" fo:text-align="center" text:enable-numbering="false" fo:text-indent="0cm" style:writing-mode="lr-tb"/>
      <style:text-properties fo:font-size="14pt" style:font-size-asian="14pt" style:font-size-complex="14pt"/>
    </style:style>
    <style:style style:name="P7"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4pt" style:font-size-asian="4pt" style:font-size-complex="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65cm" svg:height="3.664cm" svg:x="1.905cm" svg:y="4.009cm" draw:page-number="1"/>
      <draw:page-thumbnail draw:layer="backgroundobjects" svg:width="6.665cm" svg:height="3.664cm" svg:x="10.477cm" svg:y="4.009cm"/>
      <draw:page-thumbnail draw:layer="backgroundobjects" svg:width="6.665cm" svg:height="3.664cm" svg:x="1.905cm" svg:y="10.867cm"/>
      <draw:page-thumbnail draw:layer="backgroundobjects" svg:width="6.665cm" svg:height="3.664cm" svg:x="10.477cm" svg:y="10.867cm"/>
      <draw:page-thumbnail draw:layer="backgroundobjects" svg:width="6.665cm" svg:height="3.664cm" svg:x="1.905cm" svg:y="17.725cm"/>
      <draw:page-thumbnail draw:layer="backgroundobjects" svg:width="6.665cm" svg:height="3.664cm" svg:x="10.477cm" svg:y="17.725cm"/>
      <draw:frame draw:style-name="gr1" draw:text-style-name="P2" draw:layer="backgroundobjects" svg:width="8.266cm" svg:height="1.269cm" svg:x="0cm" svg:y="0cm">
        <draw:text-box>
          <text:p text:style-name="P1"><text:span text:style-name="T1"><presentation:header/></text:span></text:p>
        </draw:text-box>
      </draw:frame>
      <draw:frame draw:style-name="gr1" draw:text-style-name="P4" draw:layer="backgroundobjects" svg:width="8.266cm" svg:height="1.269cm" svg:x="10.783cm" svg:y="0cm">
        <draw:text-box>
          <text:p text:style-name="P3"><text:span text:style-name="T1"><presentation:date-time/></text:span></text:p>
        </draw:text-box>
      </draw:frame>
      <draw:frame draw:style-name="gr2" draw:text-style-name="P2" draw:layer="backgroundobjects" svg:width="8.266cm" svg:height="1.269cm" svg:x="0cm" svg:y="24.13cm">
        <draw:text-box>
          <text:p text:style-name="P1"><text:span text:style-name="T1"><presentation:footer/></text:span></text:p>
        </draw:text-box>
      </draw:frame>
      <draw:frame draw:style-name="gr2" draw:text-style-name="P4" draw:layer="backgroundobjects" svg:width="8.266cm" svg:height="1.269cm" svg:x="10.783cm" svg:y="24.13cm">
        <draw:text-box>
          <text:p text:style-name="P3"><text:span text:style-name="T1"><text:page-number>&lt;number&gt;</text:page-number></text:span></text:p>
        </draw:text-box>
      </draw:frame>
    </style:handout-master>
    <style:master-page style:name="Default" style:page-layout-name="PM1" draw:style-name="dp1">
      <draw:frame presentation:style-name="Default-title" draw:layer="backgroundobjects" svg:width="6.862cm" svg:height="0.697cm" svg:x="0.379cm" svg:y="0.168cm" presentation:class="title" presentation:placeholder="true">
        <draw:text-box/>
      </draw:frame>
      <draw:frame presentation:style-name="Default-outline1" draw:layer="backgroundobjects" svg:width="6.862cm" svg:height="2.761cm" svg:x="0.379cm" svg:y="0.979cm" presentation:class="outline" presentation:placeholder="true">
        <draw:text-box/>
      </draw:frame>
      <draw:frame presentation:style-name="pr1" draw:text-style-name="P5" draw:layer="backgroundobjects" svg:width="1.782cm" svg:height="0.292cm" svg:x="0.379cm" svg:y="3.813cm" presentation:class="date-time">
        <draw:text-box>
          <text:p text:style-name="P5"><text:span text:style-name="T2"><presentation:date-time/></text:span></text:p>
        </draw:text-box>
      </draw:frame>
      <draw:frame presentation:style-name="pr2" draw:text-style-name="P6" draw:layer="backgroundobjects" svg:width="2.416cm" svg:height="0.292cm" svg:x="2.602cm" svg:y="3.813cm" presentation:class="footer">
        <draw:text-box>
          <text:p text:style-name="P6"><text:span text:style-name="T2"><presentation:footer/></text:span></text:p>
        </draw:text-box>
      </draw:frame>
      <draw:frame presentation:style-name="pr3" draw:text-style-name="P7" draw:layer="backgroundobjects" svg:width="1.782cm" svg:height="0.292cm" svg:x="5.459cm" svg:y="3.813cm" presentation:class="page-number">
        <draw:text-box>
          <text:p text:style-name="P7"><text:span text:style-name="T2"><text:page-number>&lt;number&gt;</text:page-number></text:span></text:p>
        </draw:text-box>
      </draw:frame>
      <presentation:notes style:page-layout-name="PM0">
        <draw:page-thumbnail presentation:style-name="Default-title" draw:layer="backgroundobjects" svg:width="9.999cm" svg:height="9.999cm" svg:x="0cm" svg:y="0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Slide 1</dc:title>
    <meta:initial-creator>Konrad Lorincz</meta:initial-creator>
    <meta:creation-date>2006-04-22T15:47:36</meta:creation-date>
    <dc:creator>Matt Welsh</dc:creator>
    <dc:date>2006-04-24T16:02:23</dc:date>
    <meta:print-date>2006-04-22T16:12:26</meta:print-date>
    <dc:language>en-US</dc:language>
    <meta:editing-cycles>7</meta:editing-cycles>
    <meta:editing-duration>PT43M45S</meta:editing-duration>
    <meta:user-defined meta:name="Info 1"/>
    <meta:user-defined meta:name="Info 2"/>
    <meta:user-defined meta:name="Info 3"/>
    <meta:user-defined meta:name="Info 4"/>
    <meta:document-statistic meta:object-count="72"/>
  </office:meta>
</office:document-meta>
</file>